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272cm"/>
    </style:style>
    <style:style style:name="gr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cm" fo:min-width="0.071cm"/>
    </style:style>
    <style:style style:name="gr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2.739cm"/>
    </style:style>
    <style:style style:name="gr4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5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7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5cm"/>
    </style:style>
    <style:style style:name="gr10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255cm" fo:min-width="0.091cm"/>
    </style:style>
    <style:style style:name="gr1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255cm" fo:min-width="0.035cm"/>
    </style:style>
    <style:style style:name="gr16" style:family="graphic" style:parent-style-name="standard">
      <style:graphic-properties svg:stroke-width="0.02cm" svg:stroke-color="#b2b2b2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7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2cm" draw:start-line-spacing-vertical="0.2cm" draw:end-line-spacing-horizontal="0.2cm" draw:end-line-spacing-vertical="0.2cm"/>
    </style:style>
    <style:style style:name="gr18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1cm" draw:start-line-spacing-vertical="0.1cm" draw:end-line-spacing-horizontal="0.1cm" draw:end-line-spacing-vertical="0.1cm"/>
    </style:style>
    <style:style style:name="gr19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8cm"/>
    </style:style>
    <style:style style:name="gr20" style:family="graphic" style:parent-style-name="standard">
      <style:graphic-properties svg:stroke-width="0.02cm" svg:stroke-color="#b2b2b2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text-properties style:font-name="Myriad Pro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Myriad Pro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Myriad Pro" fo:font-size="8pt" style:font-size-asian="8pt" style:font-size-complex="8pt"/>
    </style:style>
    <style:style style:name="P6" style:family="paragraph">
      <style:paragraph-properties fo:text-align="center"/>
      <style:text-properties style:font-name="Myriad Pro" fo:font-size="6pt" style:font-size-asian="6pt" style:font-size-complex="6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start"/>
      <style:text-properties style:font-name="Myriad Pro" fo:font-size="6pt" style:font-size-asian="6pt" style:font-size-complex="6pt"/>
    </style:style>
    <style:style style:name="P9" style:family="paragraph">
      <style:paragraph-properties fo:text-align="center"/>
      <style:text-properties style:font-name="Myriad Pro" fo:font-size="10pt" style:font-size-asian="10pt" style:font-size-complex="10pt"/>
    </style:style>
    <style:style style:name="P10" style:family="paragraph">
      <style:paragraph-properties fo:text-align="center"/>
      <style:text-properties style:font-name="Myriad Pro" fo:font-size="6pt" fo:font-style="normal" style:font-size-asian="6pt" style:font-style-asian="normal" style:font-size-complex="6pt" style:font-style-complex="normal"/>
    </style:style>
    <style:style style:name="P11" style:family="paragraph">
      <style:paragraph-properties fo:text-align="center"/>
      <style:text-properties style:font-name="Myriad Pro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Myriad Pro" fo:font-size="6pt" style:font-size-asian="6pt" style:font-size-complex="6pt"/>
    </style:style>
    <style:style style:name="T2" style:family="text">
      <style:text-properties style:font-name="Myriad Pro" fo:font-size="12pt" style:font-size-asian="12pt" style:font-size-complex="12pt"/>
    </style:style>
    <style:style style:name="T3" style:family="text">
      <style:text-properties style:font-name="Myriad Pro" fo:font-size="8pt" style:font-size-asian="8pt" style:font-size-complex="8pt"/>
    </style:style>
    <style:style style:name="T4" style:family="text">
      <style:text-properties style:font-name="Myriad Pro"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Myriad Pro" fo:font-size="6pt" fo:font-style="normal" style:font-size-asian="6pt" style:font-style-asian="normal" style:font-size-complex="6pt" style:font-style-complex="normal"/>
    </style:style>
    <style:style style:name="T6" style:family="text">
      <style:text-properties style:font-name="Myriad Pr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91cm" svg:height="0.505cm" svg:x="10.907cm" svg:y="12.303cm">
          <draw:text-box>
            <text:p><text:span text:style-name="T1">with</text:span></text:p>
          </draw:text-box>
        </draw:frame>
        <draw:frame draw:style-name="gr2" draw:text-style-name="P1" draw:layer="layout" svg:width="1.196cm" svg:height="0.505cm" svg:x="9.93cm" svg:y="5.52cm">
          <draw:text-box>
            <text:p><text:span text:style-name="T1">without</text:span></text:p>
          </draw:text-box>
        </draw:frame>
        <draw:frame draw:style-name="gr1" draw:text-style-name="P1" draw:layer="layout" svg:width="0.891cm" svg:height="0.505cm" svg:x="10.91cm" svg:y="4.8cm">
          <draw:text-box>
            <text:p><text:span text:style-name="T1">with</text:span></text:p>
          </draw:text-box>
        </draw:frame>
        <draw:frame draw:style-name="gr1" draw:text-style-name="P1" draw:layer="layout" svg:width="0.891cm" svg:height="0.505cm" svg:x="10.904cm" svg:y="2.596cm">
          <draw:text-box>
            <text:p><text:span text:style-name="T1">with</text:span></text:p>
          </draw:text-box>
        </draw:frame>
        <draw:frame draw:style-name="gr2" draw:text-style-name="P1" draw:layer="layout" svg:width="1.196cm" svg:height="0.505cm" svg:x="9.929cm" svg:y="3.321cm">
          <draw:text-box>
            <text:p><text:span text:style-name="T1">without</text:span></text:p>
          </draw:text-box>
        </draw:frame>
        <draw:frame draw:style-name="gr3" draw:text-style-name="P1" draw:layer="layout" svg:width="3.239cm" svg:height="0.759cm" svg:x="2.43cm" svg:y="4.13cm">
          <draw:text-box>
            <text:p><text:span text:style-name="T1">LA is Refusal</text:span><text:span text:style-name="T1"><text:line-break/></text:span><text:span text:style-name="T1">with no reasons</text:span></text:p>
          </draw:text-box>
        </draw:frame>
        <draw:frame draw:style-name="gr3" draw:text-style-name="P1" draw:layer="layout" svg:width="3.239cm" svg:height="0.759cm" svg:x="2.43cm" svg:y="7.03cm">
          <draw:text-box>
            <text:p><text:span text:style-name="T1">LA is Non-Full</text:span><text:span text:style-name="T1"><text:line-break/></text:span><text:span text:style-name="T1">Disclosure</text:span></text:p>
          </draw:text-box>
        </draw:frame>
        <draw:frame draw:style-name="gr3" draw:text-style-name="P1" draw:layer="layout" svg:width="3.239cm" svg:height="0.505cm" svg:x="2.43cm" svg:y="11.1cm">
          <draw:text-box>
            <text:p><text:span text:style-name="T1">LA is Advancement</text:span></text:p>
          </draw:text-box>
        </draw:frame>
        <draw:frame draw:style-name="gr3" draw:text-style-name="P1" draw:layer="layout" svg:width="3.239cm" svg:height="0.759cm" svg:x="2.43cm" svg:y="14.63cm">
          <draw:text-box>
            <text:p><text:span text:style-name="T1">LA is Expiration or has</text:span><text:span text:style-name="T1"><text:line-break/></text:span><text:span text:style-name="T1">obligee deadline missed</text:span></text:p>
          </draw:text-box>
        </draw:frame>
        <draw:frame draw:style-name="gr3" draw:text-style-name="P1" draw:layer="layout" svg:width="3.239cm" svg:height="0.505cm" svg:x="2.43cm" svg:y="17.793cm">
          <draw:text-box>
            <text:p><text:span text:style-name="T1">Otherwise</text:span></text:p>
          </draw:text-box>
        </draw:frame>
        <draw:frame draw:style-name="gr3" draw:text-style-name="P1" draw:layer="layout" svg:width="3.239cm" svg:height="0.759cm" svg:x="2.424cm" svg:y="2.328cm">
          <draw:text-box>
            <text:p><text:span text:style-name="T1">LA is Refusal</text:span><text:span text:style-name="T1"><text:line-break/></text:span><text:span text:style-name="T1">with covered reasons</text:span></text:p>
          </draw:text-box>
        </draw:frame>
        <draw:frame draw:style-name="gr4" draw:text-style-name="P3" draw:layer="layout" svg:width="20.324cm" svg:height="0.767cm" svg:x="0.313cm" svg:y="0.593cm">
          <draw:text-box>
            <text:p text:style-name="P2"><text:span text:style-name="T2">Appeal Wizard</text:span></text:p>
          </draw:text-box>
        </draw:frame>
        <draw:custom-shape draw:style-name="gr5" draw:text-style-name="P2" draw:layer="layout" svg:width="2.67cm" svg:height="6.1cm" svg:x="0.73cm" svg:y="22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8cm" svg:height="0.581cm" svg:x="0.63cm" svg:y="22.928cm">
          <draw:text-box>
            <text:p text:style-name="P4"><text:span text:style-name="T3">Legend:</text:span></text:p>
          </draw:text-box>
        </draw:frame>
        <draw:custom-shape draw:style-name="gr7" draw:text-style-name="P6" draw:layer="layout" svg:width="2.039cm" svg:height="0.899cm" svg:x="1.01cm" svg:y="23.596cm">
          <text:p text:style-name="P2"><text:span text:style-name="T1">Programic</text:span><text:span text:style-name="T1"><text:line-break/></text:span><text:span text:style-name="T1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04cm" svg:height="0.66cm" svg:x="1.03cm" svg:y="24.735cm">
          <text:p text:style-name="P2"><text:span text:style-name="T1">User decision</text:span><text:span text:style-name="T1"><text:line-break/></text:span><text:span text:style-name="T4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04cm" svg:height="0.4cm" svg:x="1.03cm" svg:y="26.695cm">
          <text:p text:style-name="P2"><text:span text:style-name="T1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8" draw:layer="layout" svg:width="3cm" svg:height="0.505cm" svg:x="0.63cm" svg:y="28.495cm">
          <draw:text-box>
            <text:p text:style-name="P4"><text:span text:style-name="T1">LA - Last Action</text:span></text:p>
          </draw:text-box>
        </draw:frame>
        <draw:custom-shape draw:style-name="gr7" draw:text-style-name="P6" xml:id="id1" draw:id="id1" draw:layer="layout" svg:width="2cm" svg:height="0.8cm" svg:x="1.6cm" svg:y="1.6cm">
          <text:p text:style-name="P2"><text:span text:style-name="T1">Dispatc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1.1cm" svg:y1="2cm" svg:x2="1.6cm" svg:y2="2cm" draw:end-shape="id1" draw:end-glue-point="6" svg:d="M1100 2000h500" svg:viewBox="0 0 501 1">
          <text:p/>
        </draw:connector>
        <draw:custom-shape draw:style-name="gr7" draw:text-style-name="P6" xml:id="id2" draw:id="id2" draw:layer="layout" svg:width="2cm" svg:height="0.8cm" svg:x="5.1cm" svg:y="2.6cm">
          <text:p text:style-name="P2"><text:span text:style-name="T1">Refusal</text:span><text:span text:style-name="T1"><text:line-break/></text:span><text:span text:style-name="T1">App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2cm" svg:height="0.8cm" svg:x="5.1cm" svg:y="4.4cm">
          <text:p text:style-name="P2"><text:span text:style-name="T1">Refusal no reason</text:span><text:span text:style-name="T1"><text:line-break/></text:span><text:span text:style-name="T1">App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6" draw:id="id6" draw:layer="layout" svg:width="2cm" svg:height="0.8cm" svg:x="5.1cm" svg:y="7.3cm">
          <text:p text:style-name="P2"><text:span text:style-name="T1">Disclosure</text:span><text:span text:style-name="T1"><text:line-break/></text:span><text:span text:style-name="T1">App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8" draw:id="id8" draw:layer="layout" svg:width="2cm" svg:height="0.8cm" svg:x="5.1cm" svg:y="11.1cm">
          <text:p text:style-name="P2"><text:span text:style-name="T1">Advancement</text:span><text:span text:style-name="T1"><text:line-break/></text:span><text:span text:style-name="T1">App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0" draw:id="id10" draw:layer="layout" svg:width="2cm" svg:height="0.8cm" svg:x="5.1cm" svg:y="14.9cm">
          <text:p text:style-name="P2"><text:span text:style-name="T1">Expiration</text:span><text:span text:style-name="T1"><text:line-break/></text:span><text:span text:style-name="T1">App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2" draw:id="id12" draw:layer="layout" svg:width="2cm" svg:height="0.8cm" svg:x="5.1cm" svg:y="17.8cm">
          <text:p text:style-name="P2"><text:span text:style-name="T1">Fallback</text:span><text:span text:style-name="T1"><text:line-break/></text:span><text:span text:style-name="T1">App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xml:id="id3" draw:id="id3" draw:layer="layout" svg:x1="2.6cm" svg:y1="2.4cm" svg:x2="5.1cm" svg:y2="3cm" draw:start-shape="id1" draw:start-glue-point="8" draw:end-shape="id2" draw:end-glue-point="6" svg:d="M2600 2400v600h2500" svg:viewBox="0 0 2501 601">
          <text:p/>
        </draw:connector>
        <draw:connector draw:style-name="gr11" draw:text-style-name="P9" xml:id="id5" draw:id="id5" draw:layer="layout" svg:x1="2.6cm" svg:y1="3cm" svg:x2="5.1cm" svg:y2="4.8cm" draw:start-shape="id3" draw:start-glue-point="0" draw:end-shape="id4" draw:end-glue-point="6" svg:d="M2600 3000v1800h2500" svg:viewBox="0 0 2501 1801">
          <text:p/>
        </draw:connector>
        <draw:connector draw:style-name="gr11" draw:text-style-name="P9" xml:id="id7" draw:id="id7" draw:layer="layout" svg:x1="2.6cm" svg:y1="4.8cm" svg:x2="5.1cm" svg:y2="7.7cm" draw:start-shape="id5" draw:start-glue-point="0" draw:end-shape="id6" draw:end-glue-point="6" svg:d="M2600 4800v2900h2500" svg:viewBox="0 0 2501 2901">
          <text:p/>
        </draw:connector>
        <draw:connector draw:style-name="gr11" draw:text-style-name="P9" xml:id="id9" draw:id="id9" draw:layer="layout" svg:x1="2.6cm" svg:y1="7.7cm" svg:x2="5.1cm" svg:y2="11.5cm" draw:start-shape="id7" draw:start-glue-point="0" draw:end-shape="id8" draw:end-glue-point="6" svg:d="M2600 7700v3800h2500" svg:viewBox="0 0 2501 3801">
          <text:p/>
        </draw:connector>
        <draw:connector draw:style-name="gr11" draw:text-style-name="P9" xml:id="id11" draw:id="id11" draw:layer="layout" svg:x1="2.6cm" svg:y1="11.5cm" svg:x2="5.1cm" svg:y2="15.3cm" draw:start-shape="id9" draw:start-glue-point="0" draw:end-shape="id10" draw:end-glue-point="6" svg:d="M2600 11500v3800h2500" svg:viewBox="0 0 2501 3801">
          <text:p/>
        </draw:connector>
        <draw:connector draw:style-name="gr11" draw:text-style-name="P9" draw:layer="layout" svg:x1="2.6cm" svg:y1="15.3cm" svg:x2="5.1cm" svg:y2="18.2cm" draw:start-shape="id11" draw:start-glue-point="0" draw:end-shape="id12" draw:end-glue-point="6" svg:d="M2600 15300v2900h2500" svg:viewBox="0 0 2501 2901">
          <text:p/>
        </draw:connector>
        <draw:custom-shape draw:style-name="gr7" draw:text-style-name="P6" xml:id="id13" draw:id="id13" draw:layer="layout" svg:width="2cm" svg:height="0.8cm" svg:x="9.101cm" svg:y="2.601cm">
          <text:p text:style-name="P2"><text:span text:style-name="T1">Does Not Ha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4" draw:id="id14" draw:layer="layout" svg:width="1.5cm" svg:height="0.4cm" svg:x="11.9cm" svg:y="2.8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5" draw:id="id15" draw:layer="layout" svg:width="1cm" svg:height="0.4cm" svg:x="9.6cm" svg:y="3.9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7.1cm" svg:y1="3cm" svg:x2="9.101cm" svg:y2="3.001cm" draw:start-shape="id2" draw:start-glue-point="10" draw:end-shape="id13" draw:end-glue-point="6" svg:d="M7100 3000l2001 1" svg:viewBox="0 0 2002 2">
          <text:p/>
        </draw:connector>
        <draw:connector draw:style-name="gr11" draw:text-style-name="P9" draw:layer="layout" draw:type="line" svg:x1="11.101cm" svg:y1="3.001cm" svg:x2="11.9cm" svg:y2="3cm" draw:start-shape="id13" draw:start-glue-point="10" draw:end-shape="id14" draw:end-glue-point="3" svg:d="M11101 3001l799-1" svg:viewBox="0 0 800 2">
          <text:p/>
        </draw:connector>
        <draw:connector draw:style-name="gr11" draw:text-style-name="P9" draw:layer="layout" draw:type="line" svg:x1="10.101cm" svg:y1="3.401cm" svg:x2="10.1cm" svg:y2="3.9cm" draw:start-shape="id13" draw:start-glue-point="8" draw:end-shape="id15" draw:end-glue-point="4" svg:d="M10101 3401l-1 499" svg:viewBox="0 0 2 500">
          <text:p/>
        </draw:connector>
        <draw:connector draw:style-name="gr11" draw:text-style-name="P9" draw:layer="layout" svg:x1="12.65cm" svg:y1="3.2cm" svg:x2="10.6cm" svg:y2="4.1cm" draw:start-shape="id14" draw:start-glue-point="2" draw:end-shape="id15" draw:end-glue-point="10" svg:d="M12650 3200v900h-2050" svg:viewBox="0 0 2051 901">
          <text:p/>
        </draw:connector>
        <draw:custom-shape draw:style-name="gr7" draw:text-style-name="P6" xml:id="id16" draw:id="id16" draw:layer="layout" svg:width="2cm" svg:height="0.8cm" svg:x="9.1cm" svg:y="4.8cm">
          <text:p text:style-name="P2"><text:span text:style-name="T1">Does Not Prov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4.3cm" svg:x2="10.1cm" svg:y2="4.8cm" draw:start-shape="id15" draw:start-glue-point="8" draw:end-shape="id16" draw:end-glue-point="4" svg:d="M10100 4300v500" svg:viewBox="0 0 1 501">
          <text:p/>
        </draw:connector>
        <draw:connector draw:style-name="gr11" draw:text-style-name="P9" draw:layer="layout" draw:type="line" svg:x1="10.1cm" svg:y1="5.6cm" svg:x2="10.101cm" svg:y2="7cm" draw:start-shape="id16" draw:start-glue-point="8" draw:end-shape="id17" draw:end-glue-point="4" svg:d="M10100 5600l1 1400" svg:viewBox="0 0 2 1401">
          <text:p/>
        </draw:connector>
        <draw:custom-shape draw:style-name="gr7" draw:text-style-name="P10" xml:id="id18" draw:id="id18" draw:layer="layout" svg:width="1.5cm" svg:height="0.4cm" svg:x="11.9cm" svg:y="5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ublic fu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1.1cm" svg:y1="5.2cm" svg:x2="11.9cm" svg:y2="5.2cm" draw:start-shape="id16" draw:start-glue-point="10" draw:end-shape="id18" draw:end-glue-point="3" svg:d="M11100 5200h800" svg:viewBox="0 0 801 1">
          <text:p/>
        </draw:connector>
        <draw:custom-shape draw:style-name="gr7" draw:text-style-name="P6" xml:id="id19" draw:id="id19" draw:layer="layout" svg:width="2cm" svg:height="0.4cm" svg:x="14.3cm" svg:y="4.6cm">
          <draw:glue-point draw:id="4" svg:x="-5.05cm" svg:y="5cm"/>
          <draw:glue-point draw:id="5" svg:x="-5.05cm" svg:y="-5cm"/>
          <text:p text:style-name="P2"><text:span text:style-name="T4">Public funds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cm" svg:y1="5.067cm" svg:x2="14.3cm" svg:y2="4.8cm" draw:start-shape="id18" draw:start-glue-point="7" draw:end-shape="id19" draw:end-glue-point="3" svg:d="M13400 5067l900-267" svg:viewBox="0 0 901 268">
          <text:p/>
        </draw:connector>
        <draw:connector draw:style-name="gr11" draw:text-style-name="P9" draw:layer="layout" draw:type="line" svg:x1="13.4cm" svg:y1="5.333cm" svg:x2="14.326cm" svg:y2="5.65cm" draw:start-shape="id18" draw:start-glue-point="6" draw:end-shape="id20" draw:end-glue-point="3" svg:d="M13400 5333l926 317" svg:viewBox="0 0 927 318">
          <text:p/>
        </draw:connector>
        <draw:frame draw:style-name="gr12" draw:text-style-name="P1" draw:layer="layout" svg:width="0.79cm" svg:height="0.505cm" svg:x="13.2cm" svg:y="4.595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1cm" svg:y="5.3cm">
          <draw:text-box>
            <text:p><text:span text:style-name="T1">no</text:span></text:p>
          </draw:text-box>
        </draw:frame>
        <draw:frame draw:style-name="gr14" draw:text-style-name="P1" draw:layer="layout" svg:width="0.79cm" svg:height="0.505cm" svg:x="15.136cm" svg:y="5.25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4.687cm" svg:y="5.75cm">
          <draw:text-box>
            <text:p><text:span text:style-name="T1">no</text:span></text:p>
          </draw:text-box>
        </draw:frame>
        <draw:custom-shape draw:style-name="gr7" draw:text-style-name="P6" xml:id="id20" draw:id="id20" draw:layer="layout" svg:width="1cm" svg:height="0.4cm" svg:x="14.326cm" svg:y="5.4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1" draw:id="id21" draw:layer="layout" svg:width="0.5cm" svg:height="0.5cm" svg:x="14.576cm" svg:y="6.25cm">
          <text:p text:style-name="P2"><text:span text:style-name="T1">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4.826cm" svg:y1="5.85cm" svg:x2="14.826cm" svg:y2="6.25cm" draw:start-shape="id20" draw:start-glue-point="2" draw:end-shape="id21" draw:end-glue-point="4" svg:d="M14826 5850v400" svg:viewBox="0 0 1 401">
          <text:p/>
        </draw:connector>
        <draw:custom-shape draw:style-name="gr7" draw:text-style-name="P11" xml:id="id22" draw:id="id22" draw:layer="layout" svg:width="1.5cm" svg:height="0.4cm" svg:x="16.026cm" svg:y="5.4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26cm" svg:y1="5.65cm" svg:x2="16.026cm" svg:y2="5.65cm" draw:start-shape="id20" draw:start-glue-point="1" draw:end-shape="id22" draw:end-glue-point="3" svg:d="M15326 5650h700" svg:viewBox="0 0 701 1">
          <text:p/>
        </draw:connector>
        <draw:custom-shape draw:style-name="gr16" draw:text-style-name="P6" draw:layer="layout" svg:width="3.7cm" svg:height="1.7cm" svg:x="14.076cm" svg:y="5.2cm">
          <draw:glue-point draw:id="4" svg:x="-5.05cm" svg:y="5cm"/>
          <draw:glue-point draw:id="5" svg:x="-5.05cm" svg:y="-5cm"/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7" draw:id="id17" draw:layer="layout" svg:width="1cm" svg:height="0.4cm" svg:x="9.601cm" svg:y="7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line-skew="0.764cm" svg:x1="16.3cm" svg:y1="4.8cm" svg:x2="16.776cm" svg:y2="7.2cm" draw:start-shape="id19" draw:start-glue-point="1" draw:end-shape="id23" draw:end-glue-point="0" svg:d="M16300 4800h1750v2400h-1274" svg:viewBox="0 0 1751 2401">
          <text:p/>
        </draw:connector>
        <draw:connector draw:style-name="gr11" draw:text-style-name="P9" xml:id="id23" draw:id="id23" draw:layer="layout" svg:x1="16.776cm" svg:y1="5.85cm" svg:x2="10.601cm" svg:y2="7.2cm" draw:start-shape="id22" draw:start-glue-point="2" draw:end-shape="id17" draw:end-glue-point="10" svg:d="M16776 5850v1350h-6175" svg:viewBox="0 0 6176 1351">
          <text:p/>
        </draw:connector>
        <draw:custom-shape draw:style-name="gr7" draw:text-style-name="P6" xml:id="id26" draw:id="id26" draw:layer="layout" svg:width="2cm" svg:height="0.8cm" svg:x="9.101cm" svg:y="7.901cm">
          <text:p text:style-name="P2"><text:span text:style-name="T1">Does Not Provi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5" draw:id="id25" draw:layer="layout" svg:width="1cm" svg:height="0.4cm" svg:x="9.602cm" svg:y="9.201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4" draw:id="id24" draw:layer="layout" svg:width="1.5cm" svg:height="0.4cm" svg:x="11.9cm" svg:y="8.1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2.65cm" svg:y1="8.5cm" svg:x2="10.602cm" svg:y2="9.401cm" draw:start-shape="id24" draw:start-glue-point="2" draw:end-shape="id25" draw:end-glue-point="10" svg:d="M12650 8500v901h-2048" svg:viewBox="0 0 2049 902">
          <text:p/>
        </draw:connector>
        <draw:connector draw:style-name="gr11" draw:text-style-name="P9" draw:layer="layout" draw:type="line" svg:x1="10.101cm" svg:y1="8.701cm" svg:x2="10.102cm" svg:y2="9.201cm" draw:start-shape="id26" draw:start-glue-point="8" draw:end-shape="id25" draw:end-glue-point="4" svg:d="M10101 8701l1 500" svg:viewBox="0 0 2 501">
          <text:p/>
        </draw:connector>
        <draw:connector draw:style-name="gr11" draw:text-style-name="P9" draw:layer="layout" draw:type="line" svg:x1="10.101cm" svg:y1="7.4cm" svg:x2="10.101cm" svg:y2="7.901cm" draw:start-shape="id17" draw:start-glue-point="8" draw:end-shape="id26" draw:end-glue-point="4" svg:d="M10101 7400v501" svg:viewBox="0 0 1 502">
          <text:p/>
        </draw:connector>
        <draw:connector draw:style-name="gr11" draw:text-style-name="P9" draw:layer="layout" draw:type="line" svg:x1="11.101cm" svg:y1="8.301cm" svg:x2="11.9cm" svg:y2="8.3cm" draw:start-shape="id26" draw:start-glue-point="10" draw:end-shape="id24" draw:end-glue-point="3" svg:d="M11101 8301l799-1" svg:viewBox="0 0 800 2">
          <text:p/>
        </draw:connector>
        <draw:frame draw:style-name="gr2" draw:text-style-name="P1" draw:layer="layout" svg:width="1.196cm" svg:height="0.505cm" svg:x="9.929cm" svg:y="8.622cm">
          <draw:text-box>
            <text:p><text:span text:style-name="T1">without</text:span></text:p>
          </draw:text-box>
        </draw:frame>
        <draw:frame draw:style-name="gr1" draw:text-style-name="P1" draw:layer="layout" svg:width="0.891cm" svg:height="0.505cm" svg:x="10.905cm" svg:y="7.897cm">
          <draw:text-box>
            <text:p><text:span text:style-name="T1">with</text:span></text:p>
          </draw:text-box>
        </draw:frame>
        <draw:custom-shape draw:style-name="gr7" draw:text-style-name="P6" xml:id="id29" draw:id="id29" draw:layer="layout" svg:width="2cm" svg:height="0.8cm" svg:x="9.102cm" svg:y="10.104cm">
          <text:p text:style-name="P2"><text:span text:style-name="T1">Copyr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8" draw:id="id28" draw:layer="layout" svg:width="1cm" svg:height="0.4cm" svg:x="9.603cm" svg:y="11.404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7" draw:id="id27" draw:layer="layout" svg:width="1.5cm" svg:height="0.4cm" svg:x="11.901cm" svg:y="10.303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2.651cm" svg:y1="10.703cm" svg:x2="10.603cm" svg:y2="11.604cm" draw:start-shape="id27" draw:start-glue-point="2" draw:end-shape="id28" draw:end-glue-point="10" svg:d="M12651 10703v901h-2048" svg:viewBox="0 0 2049 902">
          <text:p/>
        </draw:connector>
        <draw:connector draw:style-name="gr11" draw:text-style-name="P9" draw:layer="layout" draw:type="line" svg:x1="10.102cm" svg:y1="10.904cm" svg:x2="10.103cm" svg:y2="11.404cm" draw:start-shape="id29" draw:start-glue-point="8" draw:end-shape="id28" draw:end-glue-point="4" svg:d="M10102 10904l1 500" svg:viewBox="0 0 2 501">
          <text:p/>
        </draw:connector>
        <draw:connector draw:style-name="gr11" draw:text-style-name="P9" draw:layer="layout" draw:type="line" svg:x1="11.102cm" svg:y1="10.504cm" svg:x2="11.901cm" svg:y2="10.503cm" draw:start-shape="id29" draw:start-glue-point="10" draw:end-shape="id27" draw:end-glue-point="3" svg:d="M11102 10504l799-1" svg:viewBox="0 0 800 2">
          <text:p/>
        </draw:connector>
        <draw:frame draw:style-name="gr2" draw:text-style-name="P1" draw:layer="layout" svg:width="1.196cm" svg:height="0.505cm" svg:x="9.93cm" svg:y="10.825cm">
          <draw:text-box>
            <text:p><text:span text:style-name="T1">without</text:span></text:p>
          </draw:text-box>
        </draw:frame>
        <draw:frame draw:style-name="gr1" draw:text-style-name="P1" draw:layer="layout" svg:width="0.891cm" svg:height="0.505cm" svg:x="10.906cm" svg:y="10.1cm">
          <draw:text-box>
            <text:p><text:span text:style-name="T1">with</text:span></text:p>
          </draw:text-box>
        </draw:frame>
        <draw:connector draw:style-name="gr11" draw:text-style-name="P9" draw:layer="layout" draw:type="line" svg:x1="10.102cm" svg:y1="9.601cm" svg:x2="10.102cm" svg:y2="10.104cm" draw:start-shape="id25" draw:start-glue-point="8" draw:end-shape="id29" draw:end-glue-point="4" svg:d="M10102 9601v503" svg:viewBox="0 0 1 504">
          <text:p/>
        </draw:connector>
        <draw:custom-shape draw:style-name="gr7" draw:text-style-name="P6" xml:id="id30" draw:id="id30" draw:layer="layout" svg:width="2cm" svg:height="0.8cm" svg:x="9.1cm" svg:y="12.3cm">
          <text:p text:style-name="P2"><text:span text:style-name="T1">Business Sec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1" draw:id="id31" draw:layer="layout" svg:width="1cm" svg:height="0.4cm" svg:x="9.6cm" svg:y="13.8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32" draw:id="id32" draw:layer="layout" svg:width="1.5cm" svg:height="0.4cm" svg:x="11.9cm" svg:y="12.5cm">
          <draw:glue-point draw:id="4" svg:x="-5.05cm" svg:y="5cm"/>
          <draw:glue-point draw:id="5" svg:x="-5.05cm" svg:y="-5cm"/>
          <text:p text:style-name="P2"><text:span text:style-name="T5">Public fu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0.1cm" svg:y1="13.1cm" svg:x2="10.1cm" svg:y2="13.8cm" draw:start-shape="id30" draw:start-glue-point="8" draw:end-shape="id31" draw:end-glue-point="4" svg:d="M10100 13100v700" svg:viewBox="0 0 1 701">
          <text:p/>
        </draw:connector>
        <draw:connector draw:style-name="gr11" draw:text-style-name="P9" draw:layer="layout" draw:type="line" svg:x1="11.1cm" svg:y1="12.7cm" svg:x2="11.9cm" svg:y2="12.7cm" draw:start-shape="id30" draw:start-glue-point="10" draw:end-shape="id32" draw:end-glue-point="3" svg:d="M11100 12700h800" svg:viewBox="0 0 801 1">
          <text:p/>
        </draw:connector>
        <draw:frame draw:style-name="gr2" draw:text-style-name="P1" draw:layer="layout" svg:width="1.196cm" svg:height="0.505cm" svg:x="9.931cm" svg:y="13.028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03cm" svg:y1="11.804cm" svg:x2="10.1cm" svg:y2="12.3cm" draw:start-shape="id28" draw:start-glue-point="8" draw:end-shape="id30" draw:end-glue-point="4" svg:d="M10103 11804l-3 496" svg:viewBox="0 0 4 497">
          <text:p/>
        </draw:connector>
        <draw:connector draw:style-name="gr11" draw:text-style-name="P9" draw:layer="layout" draw:type="line" svg:x1="13.4cm" svg:y1="12.7cm" svg:x2="13.801cm" svg:y2="12.698cm" draw:start-shape="id32" draw:end-shape="id33" svg:d="M13400 12700l401-2" svg:viewBox="0 0 402 3">
          <text:p/>
        </draw:connector>
        <draw:custom-shape draw:style-name="gr7" draw:text-style-name="P10" xml:id="id33" draw:id="id33" draw:layer="layout" svg:width="1.5cm" svg:height="0.4cm" svg:x="13.801cm" svg:y="12.498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4" draw:id="id34" draw:layer="layout" svg:width="2cm" svg:height="0.4cm" svg:x="16.201cm" svg:y="12.098cm">
          <draw:glue-point draw:id="4" svg:x="-5.05cm" svg:y="5cm"/>
          <draw:glue-point draw:id="5" svg:x="-5.05cm" svg:y="-5cm"/>
          <text:p text:style-name="P2"><text:span text:style-name="T5">Definition r</text:span><text:span text:style-name="T4">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01cm" svg:y1="12.565cm" svg:x2="16.201cm" svg:y2="12.298cm" draw:start-shape="id33" draw:start-glue-point="7" draw:end-shape="id34" draw:end-glue-point="3" svg:d="M15301 12565l900-267" svg:viewBox="0 0 901 268">
          <text:p/>
        </draw:connector>
        <draw:connector draw:style-name="gr11" draw:text-style-name="P9" draw:layer="layout" draw:type="line" svg:x1="15.301cm" svg:y1="12.831cm" svg:x2="16.2cm" svg:y2="13.15cm" draw:start-shape="id33" draw:start-glue-point="6" draw:end-shape="id35" draw:end-glue-point="3" svg:d="M15301 12831l899 319" svg:viewBox="0 0 900 320">
          <text:p/>
        </draw:connector>
        <draw:frame draw:style-name="gr12" draw:text-style-name="P1" draw:layer="layout" svg:width="1.027cm" svg:height="0.505cm" svg:x="14.765cm" svg:y="12.093cm">
          <draw:text-box>
            <text:p><text:span text:style-name="T1">either</text:span></text:p>
          </draw:text-box>
        </draw:frame>
        <draw:frame draw:style-name="gr13" draw:text-style-name="P1" draw:layer="layout" svg:width="1.145cm" svg:height="0.505cm" svg:x="14.726cm" svg:y="12.822cm">
          <draw:text-box>
            <text:p><text:span text:style-name="T1">neither</text:span></text:p>
          </draw:text-box>
        </draw:frame>
        <draw:frame draw:style-name="gr14" draw:text-style-name="P1" draw:layer="layout" svg:width="0.79cm" svg:height="0.505cm" svg:x="17.037cm" svg:y="12.748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6.588cm" svg:y="13.248cm">
          <draw:text-box>
            <text:p><text:span text:style-name="T1">no</text:span></text:p>
          </draw:text-box>
        </draw:frame>
        <draw:custom-shape draw:style-name="gr7" draw:text-style-name="P6" xml:id="id35" draw:id="id35" draw:layer="layout" svg:width="1cm" svg:height="0.4cm" svg:x="16.2cm" svg:y="12.9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38" draw:id="id38" draw:layer="layout" svg:x1="16.7cm" svg:y1="13.35cm" svg:x2="10.6cm" svg:y2="14cm" draw:start-shape="id35" draw:start-glue-point="2" draw:end-shape="id31" draw:end-glue-point="10" svg:d="M16700 13350v650h-6100" svg:viewBox="0 0 6101 651">
          <text:p/>
        </draw:connector>
        <draw:custom-shape draw:style-name="gr7" draw:text-style-name="P11" xml:id="id36" draw:id="id36" draw:layer="layout" svg:width="1.5cm" svg:height="0.4cm" svg:x="17.9cm" svg:y="12.9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7.2cm" svg:y1="13.15cm" svg:x2="17.9cm" svg:y2="13.15cm" draw:start-shape="id35" draw:start-glue-point="1" draw:end-shape="id36" draw:end-glue-point="3" svg:d="M17200 13150h700" svg:viewBox="0 0 701 1">
          <text:p/>
        </draw:connector>
        <draw:custom-shape draw:style-name="gr16" draw:text-style-name="P6" draw:layer="layout" svg:width="3.7cm" svg:height="1cm" svg:x="15.95cm" svg:y="12.7cm">
          <draw:glue-point draw:id="4" svg:x="-5.05cm" svg:y="5cm"/>
          <draw:glue-point draw:id="5" svg:x="-5.05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74cm" svg:x1="18.201cm" svg:y1="12.298cm" svg:x2="18.65cm" svg:y2="14cm" draw:start-shape="id34" draw:start-glue-point="1" draw:end-shape="id37" draw:end-glue-point="0" svg:d="M18201 12298h1699v1702h-1250" svg:viewBox="0 0 1700 1703">
          <text:p/>
        </draw:connector>
        <draw:connector draw:style-name="gr11" draw:text-style-name="P9" xml:id="id37" draw:id="id37" draw:layer="layout" svg:x1="18.65cm" svg:y1="13.35cm" svg:x2="16.7cm" svg:y2="14cm" draw:start-shape="id36" draw:start-glue-point="2" draw:end-shape="id38" draw:end-glue-point="0" svg:d="M18650 13350v650h-1950" svg:viewBox="0 0 1951 651">
          <text:p/>
        </draw:connector>
        <draw:frame draw:style-name="gr1" draw:text-style-name="P1" draw:layer="layout" svg:width="0.891cm" svg:height="0.505cm" svg:x="10.908cm" svg:y="14.704cm">
          <draw:text-box>
            <text:p><text:span text:style-name="T1">with</text:span></text:p>
          </draw:text-box>
        </draw:frame>
        <draw:custom-shape draw:style-name="gr7" draw:text-style-name="P6" xml:id="id39" draw:id="id39" draw:layer="layout" svg:width="2cm" svg:height="0.8cm" svg:x="9.1cm" svg:y="14.7cm">
          <text:p text:style-name="P2"><text:span text:style-name="T1">Perso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0" draw:id="id40" draw:layer="layout" svg:width="1cm" svg:height="0.4cm" svg:x="9.6cm" svg:y="16.2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15.5cm" svg:x2="10.1cm" svg:y2="16.2cm" draw:start-shape="id39" draw:start-glue-point="8" draw:end-shape="id40" draw:end-glue-point="4" svg:d="M10100 15500v700" svg:viewBox="0 0 1 701">
          <text:p/>
        </draw:connector>
        <draw:connector draw:style-name="gr11" draw:text-style-name="P9" draw:layer="layout" draw:type="line" svg:x1="11.1cm" svg:y1="15.1cm" svg:x2="11.903cm" svg:y2="15.107cm" draw:start-shape="id39" draw:start-glue-point="10" svg:d="M11100 15100l803 7" svg:viewBox="0 0 804 8">
          <text:p/>
        </draw:connector>
        <draw:frame draw:style-name="gr2" draw:text-style-name="P1" draw:layer="layout" svg:width="1.196cm" svg:height="0.505cm" svg:x="9.932cm" svg:y="15.429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cm" svg:y1="14.2cm" svg:x2="10.1cm" svg:y2="14.7cm" draw:start-shape="id31" draw:start-glue-point="8" draw:end-shape="id39" draw:end-glue-point="4" svg:d="M10100 14200v500" svg:viewBox="0 0 1 501">
          <text:p/>
        </draw:connector>
        <draw:custom-shape draw:style-name="gr7" draw:text-style-name="P10" xml:id="id41" draw:id="id41" draw:layer="layout" svg:width="1.5cm" svg:height="0.4cm" svg:x="11.902cm" svg:y="14.899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Offi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2" draw:id="id42" draw:layer="layout" svg:width="1.5cm" svg:height="0.4cm" svg:x="14.302cm" svg:y="14.499cm">
          <draw:glue-point draw:id="4" svg:x="-5.05cm" svg:y="5cm"/>
          <draw:glue-point draw:id="5" svg:x="-5.05cm" svg:y="-5cm"/>
          <text:p text:style-name="P2"><text:span text:style-name="T4">Officer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02cm" svg:y1="14.966cm" svg:x2="14.302cm" svg:y2="14.699cm" draw:start-shape="id41" draw:start-glue-point="7" draw:end-shape="id42" draw:end-glue-point="3" svg:d="M13402 14966l900-267" svg:viewBox="0 0 901 268">
          <text:p/>
        </draw:connector>
        <draw:connector draw:style-name="gr11" draw:text-style-name="P9" draw:layer="layout" draw:type="line" svg:x1="13.402cm" svg:y1="15.232cm" svg:x2="14.3cm" svg:y2="15.55cm" draw:start-shape="id41" draw:start-glue-point="6" draw:end-shape="id43" draw:end-glue-point="3" svg:d="M13402 15232l898 318" svg:viewBox="0 0 899 319">
          <text:p/>
        </draw:connector>
        <draw:frame draw:style-name="gr14" draw:text-style-name="P1" draw:layer="layout" svg:width="0.79cm" svg:height="0.505cm" svg:x="15.138cm" svg:y="15.149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4.689cm" svg:y="15.649cm">
          <draw:text-box>
            <text:p><text:span text:style-name="T1">no</text:span></text:p>
          </draw:text-box>
        </draw:frame>
        <draw:custom-shape draw:style-name="gr7" draw:text-style-name="P6" xml:id="id43" draw:id="id43" draw:layer="layout" svg:width="1cm" svg:height="0.4cm" svg:x="14.3cm" svg:y="15.3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46" draw:id="id46" draw:layer="layout" svg:x1="14.8cm" svg:y1="15.75cm" svg:x2="10.6cm" svg:y2="16.4cm" draw:start-shape="id43" draw:start-glue-point="2" draw:end-shape="id40" draw:end-glue-point="10" svg:d="M14800 15750v650h-4200" svg:viewBox="0 0 4201 651">
          <text:p/>
        </draw:connector>
        <draw:custom-shape draw:style-name="gr7" draw:text-style-name="P11" xml:id="id44" draw:id="id44" draw:layer="layout" svg:width="1.5cm" svg:height="0.4cm" svg:x="16cm" svg:y="15.3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cm" svg:y1="15.55cm" svg:x2="16cm" svg:y2="15.55cm" draw:start-shape="id43" draw:start-glue-point="1" draw:end-shape="id44" draw:end-glue-point="3" svg:d="M15300 15550h700" svg:viewBox="0 0 701 1">
          <text:p/>
        </draw:connector>
        <draw:custom-shape draw:style-name="gr16" draw:text-style-name="P6" draw:layer="layout" svg:width="3.7cm" svg:height="1cm" svg:x="14.05cm" svg:y="15.1cm">
          <draw:glue-point draw:id="4" svg:x="-5.05cm" svg:y="5cm"/>
          <draw:glue-point draw:id="5" svg:x="-5.05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74cm" svg:x1="15.802cm" svg:y1="14.699cm" svg:x2="16.75cm" svg:y2="16.4cm" draw:start-shape="id42" draw:start-glue-point="1" draw:end-shape="id45" draw:end-glue-point="0" svg:d="M15802 14699h2198v1701h-1250" svg:viewBox="0 0 2199 1702">
          <text:p/>
        </draw:connector>
        <draw:connector draw:style-name="gr11" draw:text-style-name="P9" xml:id="id45" draw:id="id45" draw:layer="layout" svg:x1="16.75cm" svg:y1="15.75cm" svg:x2="14.8cm" svg:y2="16.4cm" draw:start-shape="id44" draw:start-glue-point="2" draw:end-shape="id46" draw:end-glue-point="0" svg:d="M16750 15750v650h-1950" svg:viewBox="0 0 1951 651">
          <text:p/>
        </draw:connector>
        <draw:frame draw:style-name="gr12" draw:text-style-name="P1" draw:layer="layout" svg:width="0.79cm" svg:height="0.505cm" svg:x="13.201cm" svg:y="14.495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2cm" svg:y="15.2cm">
          <draw:text-box>
            <text:p><text:span text:style-name="T1">no</text:span></text:p>
          </draw:text-box>
        </draw:frame>
        <draw:frame draw:style-name="gr1" draw:text-style-name="P1" draw:layer="layout" svg:width="0.891cm" svg:height="0.505cm" svg:x="10.909cm" svg:y="17.105cm">
          <draw:text-box>
            <text:p><text:span text:style-name="T1">with</text:span></text:p>
          </draw:text-box>
        </draw:frame>
        <draw:custom-shape draw:style-name="gr7" draw:text-style-name="P6" xml:id="id47" draw:id="id47" draw:layer="layout" svg:width="2cm" svg:height="0.8cm" svg:x="9.1cm" svg:y="17.1cm">
          <text:p text:style-name="P2"><text:span text:style-name="T1">Confidenti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8" draw:id="id48" draw:layer="layout" svg:width="1cm" svg:height="0.4cm" svg:x="9.6cm" svg:y="18.6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17.9cm" svg:x2="10.1cm" svg:y2="18.6cm" draw:start-shape="id47" draw:start-glue-point="8" draw:end-shape="id48" draw:end-glue-point="4" svg:d="M10100 17900v700" svg:viewBox="0 0 1 701">
          <text:p/>
        </draw:connector>
        <draw:connector draw:style-name="gr11" draw:text-style-name="P9" draw:layer="layout" draw:type="line" svg:x1="11.1cm" svg:y1="17.5cm" svg:x2="11.904cm" svg:y2="17.508cm" draw:start-shape="id47" draw:start-glue-point="10" svg:d="M11100 17500l804 8" svg:viewBox="0 0 805 9">
          <text:p/>
        </draw:connector>
        <draw:frame draw:style-name="gr2" draw:text-style-name="P1" draw:layer="layout" svg:width="1.196cm" svg:height="0.505cm" svg:x="9.933cm" svg:y="17.83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cm" svg:y1="16.6cm" svg:x2="10.1cm" svg:y2="17.1cm" draw:start-shape="id40" draw:start-glue-point="8" draw:end-shape="id47" draw:end-glue-point="4" svg:d="M10100 16600v500" svg:viewBox="0 0 1 501">
          <text:p/>
        </draw:connector>
        <draw:custom-shape draw:style-name="gr7" draw:text-style-name="P10" xml:id="id49" draw:id="id49" draw:layer="layout" svg:width="1.5cm" svg:height="0.4cm" svg:x="11.903cm" svg:y="17.3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Not confi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0" draw:id="id50" draw:layer="layout" svg:width="2cm" svg:height="0.4cm" svg:x="14.303cm" svg:y="16.9cm">
          <draw:glue-point draw:id="4" svg:x="-5.05cm" svg:y="5cm"/>
          <draw:glue-point draw:id="5" svg:x="-5.05cm" svg:y="-5cm"/>
          <text:p text:style-name="P2"><text:span text:style-name="T4">Not confid.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03cm" svg:y1="17.367cm" svg:x2="14.303cm" svg:y2="17.1cm" draw:start-shape="id49" draw:start-glue-point="7" draw:end-shape="id50" draw:end-glue-point="3" svg:d="M13403 17367l900-267" svg:viewBox="0 0 901 268">
          <text:p/>
        </draw:connector>
        <draw:connector draw:style-name="gr11" draw:text-style-name="P9" draw:layer="layout" draw:type="line" svg:x1="13.403cm" svg:y1="17.633cm" svg:x2="14.3cm" svg:y2="17.95cm" draw:start-shape="id49" draw:start-glue-point="6" draw:end-shape="id51" draw:end-glue-point="3" svg:d="M13403 17633l897 317" svg:viewBox="0 0 898 318">
          <text:p/>
        </draw:connector>
        <draw:frame draw:style-name="gr14" draw:text-style-name="P1" draw:layer="layout" svg:width="0.79cm" svg:height="0.505cm" svg:x="15.139cm" svg:y="17.55cm">
          <draw:text-box>
            <text:p><text:span text:style-name="T1">yes</text:span></text:p>
          </draw:text-box>
        </draw:frame>
        <draw:frame draw:style-name="gr15" draw:text-style-name="P1" draw:layer="layout" svg:width="0.739cm" svg:height="0.505cm" svg:x="14.69cm" svg:y="18.05cm">
          <draw:text-box>
            <text:p><text:span text:style-name="T1">no</text:span></text:p>
          </draw:text-box>
        </draw:frame>
        <draw:custom-shape draw:style-name="gr7" draw:text-style-name="P6" xml:id="id51" draw:id="id51" draw:layer="layout" svg:width="1cm" svg:height="0.4cm" svg:x="14.3cm" svg:y="17.75cm">
          <draw:glue-point draw:id="4" svg:x="-5.05cm" svg:y="5cm"/>
          <draw:glue-point draw:id="5" svg:x="-5.05cm" svg:y="-5cm"/>
          <text:p text:style-name="P2"><text:span text:style-name="T1">F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54" draw:id="id54" draw:layer="layout" svg:x1="14.8cm" svg:y1="18.15cm" svg:x2="10.6cm" svg:y2="18.8cm" draw:start-shape="id51" draw:start-glue-point="2" draw:end-shape="id48" draw:end-glue-point="10" svg:d="M14800 18150v650h-4200" svg:viewBox="0 0 4201 651">
          <text:p/>
        </draw:connector>
        <draw:custom-shape draw:style-name="gr7" draw:text-style-name="P11" xml:id="id52" draw:id="id52" draw:layer="layout" svg:width="1.5cm" svg:height="0.4cm" svg:x="16cm" svg:y="17.75cm">
          <draw:glue-point draw:id="4" svg:x="-5.05cm" svg:y="5cm"/>
          <draw:glue-point draw:id="5" svg:x="-5.05cm" svg:y="-5cm"/>
          <text:p text:style-name="P2"><text:span text:style-name="T4">Fallback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5.3cm" svg:y1="17.95cm" svg:x2="16cm" svg:y2="17.95cm" draw:start-shape="id51" draw:start-glue-point="1" draw:end-shape="id52" draw:end-glue-point="3" svg:d="M15300 17950h700" svg:viewBox="0 0 701 1">
          <text:p/>
        </draw:connector>
        <draw:custom-shape draw:style-name="gr16" draw:text-style-name="P6" draw:layer="layout" svg:width="3.7cm" svg:height="1cm" svg:x="14.05cm" svg:y="17.5cm">
          <draw:glue-point draw:id="4" svg:x="-5.05cm" svg:y="5cm"/>
          <draw:glue-point draw:id="5" svg:x="-5.05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line-skew="0.74cm" svg:x1="16.303cm" svg:y1="17.1cm" svg:x2="16.75cm" svg:y2="18.8cm" draw:start-shape="id50" draw:start-glue-point="1" draw:end-shape="id53" draw:end-glue-point="0" svg:d="M16303 17100h1697v1700h-1250" svg:viewBox="0 0 1698 1701">
          <text:p/>
        </draw:connector>
        <draw:connector draw:style-name="gr11" draw:text-style-name="P9" xml:id="id53" draw:id="id53" draw:layer="layout" svg:x1="16.75cm" svg:y1="18.15cm" svg:x2="14.8cm" svg:y2="18.8cm" draw:start-shape="id52" draw:start-glue-point="2" draw:end-shape="id54" draw:end-glue-point="0" svg:d="M16750 18150v650h-1950" svg:viewBox="0 0 1951 651">
          <text:p/>
        </draw:connector>
        <draw:frame draw:style-name="gr12" draw:text-style-name="P1" draw:layer="layout" svg:width="0.79cm" svg:height="0.505cm" svg:x="13.202cm" svg:y="16.896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3cm" svg:y="17.601cm">
          <draw:text-box>
            <text:p><text:span text:style-name="T1">no</text:span></text:p>
          </draw:text-box>
        </draw:frame>
        <draw:frame draw:style-name="gr1" draw:text-style-name="P1" draw:layer="layout" svg:width="0.891cm" svg:height="0.505cm" svg:x="10.91cm" svg:y="19.506cm">
          <draw:text-box>
            <text:p><text:span text:style-name="T1">with</text:span></text:p>
          </draw:text-box>
        </draw:frame>
        <draw:custom-shape draw:style-name="gr7" draw:text-style-name="P6" xml:id="id55" draw:id="id55" draw:layer="layout" svg:width="2cm" svg:height="0.8cm" svg:x="9.1cm" svg:y="19.5cm">
          <text:p text:style-name="P2"><text:span text:style-name="T1">Other Reas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6" draw:id="id56" draw:layer="layout" svg:width="1cm" svg:height="0.4cm" svg:x="9.6cm" svg:y="20.8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20.3cm" svg:x2="10.1cm" svg:y2="20.8cm" draw:start-shape="id55" draw:start-glue-point="8" draw:end-shape="id56" draw:end-glue-point="4" svg:d="M10100 20300v500" svg:viewBox="0 0 1 501">
          <text:p/>
        </draw:connector>
        <draw:connector draw:style-name="gr11" draw:text-style-name="P9" draw:layer="layout" draw:type="line" svg:x1="11.1cm" svg:y1="19.9cm" svg:x2="11.905cm" svg:y2="19.909cm" draw:start-shape="id55" draw:start-glue-point="10" svg:d="M11100 19900l805 9" svg:viewBox="0 0 806 10">
          <text:p/>
        </draw:connector>
        <draw:frame draw:style-name="gr2" draw:text-style-name="P1" draw:layer="layout" svg:width="1.196cm" svg:height="0.505cm" svg:x="9.934cm" svg:y="20.231cm">
          <draw:text-box>
            <text:p><text:span text:style-name="T1">without</text:span></text:p>
          </draw:text-box>
        </draw:frame>
        <draw:connector draw:style-name="gr11" draw:text-style-name="P9" draw:layer="layout" draw:type="line" svg:x1="10.1cm" svg:y1="19cm" svg:x2="10.1cm" svg:y2="19.5cm" draw:start-shape="id48" draw:start-glue-point="8" draw:end-shape="id55" draw:end-glue-point="4" svg:d="M10100 19000v500" svg:viewBox="0 0 1 501">
          <text:p/>
        </draw:connector>
        <draw:custom-shape draw:style-name="gr7" draw:text-style-name="P10" xml:id="id57" draw:id="id57" draw:layer="layout" svg:width="1.5cm" svg:height="0.4cm" svg:x="11.904cm" svg:y="19.701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8" draw:id="id58" draw:layer="layout" svg:width="1.5cm" svg:height="0.4cm" svg:x="14.304cm" svg:y="19.301cm">
          <draw:glue-point draw:id="4" svg:x="-5.05cm" svg:y="5cm"/>
          <draw:glue-point draw:id="5" svg:x="-5.05cm" svg:y="-5cm"/>
          <text:p text:style-name="P2"><text:span text:style-name="T4">Vliad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3.404cm" svg:y1="19.768cm" svg:x2="14.304cm" svg:y2="19.501cm" draw:start-shape="id57" draw:start-glue-point="7" draw:end-shape="id58" draw:end-glue-point="3" svg:d="M13404 19768l900-267" svg:viewBox="0 0 901 268">
          <text:p/>
        </draw:connector>
        <draw:connector draw:style-name="gr11" draw:text-style-name="P9" draw:layer="layout" draw:type="line" svg:x1="13.404cm" svg:y1="20.034cm" svg:x2="14.33cm" svg:y2="20.351cm" draw:start-shape="id57" draw:start-glue-point="6" svg:d="M13404 20034l926 317" svg:viewBox="0 0 927 318">
          <text:p/>
        </draw:connector>
        <draw:frame draw:style-name="gr12" draw:text-style-name="P1" draw:layer="layout" svg:width="0.79cm" svg:height="0.505cm" svg:x="13.203cm" svg:y="19.297cm">
          <draw:text-box>
            <text:p><text:span text:style-name="T1">yes</text:span></text:p>
          </draw:text-box>
        </draw:frame>
        <draw:frame draw:style-name="gr13" draw:text-style-name="P1" draw:layer="layout" svg:width="0.739cm" svg:height="0.505cm" svg:x="13.164cm" svg:y="20.002cm">
          <draw:text-box>
            <text:p><text:span text:style-name="T1">no</text:span></text:p>
          </draw:text-box>
        </draw:frame>
        <draw:custom-shape draw:style-name="gr7" draw:text-style-name="P6" xml:id="id59" draw:id="id59" draw:layer="layout" svg:width="1.5cm" svg:height="0.4cm" svg:x="14.304cm" svg:y="20.101cm">
          <draw:glue-point draw:id="4" svg:x="-5.05cm" svg:y="5cm"/>
          <draw:glue-point draw:id="5" svg:x="-5.05cm" svg:y="-5cm"/>
          <text:p text:style-name="P2"><text:span text:style-name="T4">Invalid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9" xml:id="id60" draw:id="id60" draw:layer="layout" svg:x1="15.054cm" svg:y1="20.501cm" svg:x2="10.6cm" svg:y2="21cm" draw:start-shape="id59" draw:start-glue-point="2" draw:end-shape="id56" draw:end-glue-point="10" svg:d="M15054 20501v499h-4454" svg:viewBox="0 0 4455 500">
          <text:p/>
        </draw:connector>
        <draw:connector draw:style-name="gr11" draw:text-style-name="P9" draw:layer="layout" svg:x1="15.804cm" svg:y1="19.501cm" svg:x2="15.054cm" svg:y2="21cm" draw:start-shape="id58" draw:start-glue-point="1" draw:end-shape="id60" draw:end-glue-point="0" svg:d="M15804 19501h510v1499h-1260" svg:viewBox="0 0 1261 1500">
          <text:p/>
        </draw:connector>
        <draw:frame draw:style-name="gr1" draw:text-style-name="P8" draw:layer="layout" svg:width="1.882cm" svg:height="0.759cm" svg:x="10.934cm" svg:y="21.431cm">
          <draw:text-box>
            <text:p text:style-name="P4"><text:span text:style-name="T1">with sanitizable</text:span><text:span text:style-name="T1"><text:line-break/></text:span><text:span text:style-name="T1">reasons</text:span></text:p>
          </draw:text-box>
        </draw:frame>
        <draw:custom-shape draw:style-name="gr7" draw:text-style-name="P6" xml:id="id61" draw:id="id61" draw:layer="layout" svg:width="2cm" svg:height="0.8cm" svg:x="9.1cm" svg:y="21.7cm">
          <text:p text:style-name="P2"><text:span text:style-name="T1">Sanit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62" draw:id="id62" draw:layer="layout" svg:width="1cm" svg:height="0.4cm" svg:x="9.6cm" svg:y="24.4cm">
          <text:p text:style-name="P2"><text:span text:style-name="T1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0.1cm" svg:y1="22.5cm" svg:x2="10.1cm" svg:y2="24.4cm" draw:start-shape="id61" draw:start-glue-point="8" draw:end-shape="id62" draw:end-glue-point="4" svg:d="M10100 22500v1900" svg:viewBox="0 0 1 1901">
          <text:p/>
        </draw:connector>
        <draw:connector draw:style-name="gr11" draw:text-style-name="P9" draw:layer="layout" draw:type="line" svg:x1="11.1cm" svg:y1="22.1cm" svg:x2="12.804cm" svg:y2="22.102cm" draw:start-shape="id61" draw:start-glue-point="10" draw:end-shape="id63" draw:end-glue-point="3" svg:d="M11100 22100l1704 2" svg:viewBox="0 0 1705 3">
          <text:p/>
        </draw:connector>
        <draw:frame draw:style-name="gr2" draw:text-style-name="P1" draw:layer="layout" svg:width="2.187cm" svg:height="0.759cm" svg:x="9.958cm" svg:y="22.436cm">
          <draw:text-box>
            <text:p><text:span text:style-name="T1">without sanitizable</text:span><text:span text:style-name="T1"><text:line-break/></text:span><text:span text:style-name="T1">reasons</text:span></text:p>
          </draw:text-box>
        </draw:frame>
        <draw:connector draw:style-name="gr11" draw:text-style-name="P9" draw:layer="layout" draw:type="line" svg:x1="10.106cm" svg:y1="21.21cm" svg:x2="10.1cm" svg:y2="21.7cm" draw:end-shape="id61" draw:end-glue-point="4" svg:d="M10106 21210l-6 490" svg:viewBox="0 0 7 491">
          <text:p/>
        </draw:connector>
        <draw:custom-shape draw:style-name="gr7" draw:text-style-name="P10" xml:id="id63" draw:id="id63" draw:layer="layout" svg:width="1.5cm" svg:height="0.4cm" svg:x="12.804cm" svg:y="21.902cm">
          <draw:glue-point draw:id="4" svg:x="-5.05cm" svg:y="5cm"/>
          <draw:glue-point draw:id="5" svg:x="-5.05cm" svg:y="-5cm"/>
          <text:p text:style-name="P2"><text:span text:style-name="T5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69" draw:id="id69" draw:layer="layout" svg:width="2cm" svg:height="0.4cm" svg:x="15.804cm" svg:y="22.702cm">
          <draw:glue-point draw:id="4" svg:x="-5.05cm" svg:y="5cm"/>
          <draw:glue-point draw:id="5" svg:x="-5.05cm" svg:y="-5cm"/>
          <text:p text:style-name="P2"><text:span text:style-name="T5">Properly Sanitiz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7" draw:id="id67" draw:layer="layout" svg:width="2.5cm" svg:height="0.4cm" svg:x="15.804cm" svg:y="23.302cm">
          <draw:glue-point draw:id="4" svg:x="-5.05cm" svg:y="5cm"/>
          <draw:glue-point draw:id="5" svg:x="-5.05cm" svg:y="-5cm"/>
          <text:p text:style-name="P2"><text:span text:style-name="T4">Overly Sanitized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65" draw:id="id65" draw:layer="layout" svg:width="2.5cm" svg:height="0.4cm" svg:x="15.804cm" svg:y="23.902cm">
          <draw:glue-point draw:id="4" svg:x="-5.05cm" svg:y="5cm"/>
          <draw:glue-point draw:id="5" svg:x="-5.05cm" svg:y="-5cm"/>
          <text:p text:style-name="P2"><text:span text:style-name="T4">Missing Document 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svg:x1="14.304cm" svg:y1="22.102cm" svg:x2="19.1cm" svg:y2="23.502cm" draw:start-shape="id63" draw:start-glue-point="1" draw:end-shape="id64" draw:end-glue-point="0" svg:d="M14304 22102h4796v1400" svg:viewBox="0 0 4797 1401">
          <text:p/>
        </draw:connector>
        <draw:frame draw:style-name="gr13" draw:text-style-name="P1" draw:layer="layout" svg:width="2.136cm" svg:height="0.505cm" svg:x="13.4cm" svg:y="23.695cm">
          <draw:text-box>
            <text:p><text:span text:style-name="T1">Missing document</text:span></text:p>
          </draw:text-box>
        </draw:frame>
        <draw:frame draw:style-name="gr13" draw:text-style-name="P1" draw:layer="layout" svg:width="1.899cm" svg:height="0.505cm" svg:x="13.4cm" svg:y="23.096cm">
          <draw:text-box>
            <text:p><text:span text:style-name="T1">Overly sanitized</text:span></text:p>
          </draw:text-box>
        </draw:frame>
        <draw:connector draw:style-name="gr18" draw:text-style-name="P9" xml:id="id66" draw:id="id66" draw:layer="layout" draw:type="line" svg:x1="19.1cm" svg:y1="24.599cm" svg:x2="10.6cm" svg:y2="24.6cm" draw:end-shape="id62" draw:end-glue-point="10" svg:d="M19100 24599l-8500 1" svg:viewBox="0 0 8501 2">
          <text:p/>
        </draw:connector>
        <draw:connector draw:style-name="gr18" draw:text-style-name="P9" xml:id="id68" draw:id="id68" draw:layer="layout" svg:x1="18.304cm" svg:y1="24.102cm" svg:x2="19.1cm" svg:y2="24.599cm" draw:start-shape="id65" draw:start-glue-point="1" draw:end-shape="id66" draw:end-glue-point="2" svg:d="M18304 24102h796v497" svg:viewBox="0 0 797 498">
          <text:p/>
        </draw:connector>
        <draw:connector draw:style-name="gr18" draw:text-style-name="P9" xml:id="id64" draw:id="id64" draw:layer="layout" svg:x1="18.304cm" svg:y1="23.502cm" svg:x2="19.1cm" svg:y2="24.102cm" draw:start-shape="id67" draw:start-glue-point="1" draw:end-shape="id68" draw:end-glue-point="0" svg:d="M18304 23502h796v600" svg:viewBox="0 0 797 601">
          <text:p/>
        </draw:connector>
        <draw:connector draw:style-name="gr18" draw:text-style-name="P9" xml:id="id70" draw:id="id70" draw:layer="layout" svg:x1="13.554cm" svg:y1="22.302cm" svg:x2="15.804cm" svg:y2="22.902cm" draw:start-shape="id63" draw:start-glue-point="2" draw:end-shape="id69" draw:end-glue-point="3" svg:d="M13554 22302v600h2250" svg:viewBox="0 0 2251 601">
          <text:p/>
        </draw:connector>
        <draw:connector draw:style-name="gr18" draw:text-style-name="P9" xml:id="id71" draw:id="id71" draw:layer="layout" svg:x1="13.554cm" svg:y1="22.902cm" svg:x2="15.804cm" svg:y2="23.502cm" draw:start-shape="id70" draw:start-glue-point="0" draw:end-shape="id67" draw:end-glue-point="3" svg:d="M13554 22902v600h2250" svg:viewBox="0 0 2251 601">
          <text:p/>
        </draw:connector>
        <draw:frame draw:style-name="gr13" draw:text-style-name="P1" draw:layer="layout" svg:width="4.16cm" svg:height="0.505cm" svg:x="14.133cm" svg:y="21.697cm">
          <draw:text-box>
            <text:p><text:span text:style-name="T1">Properly sanitized with no empty sections</text:span></text:p>
          </draw:text-box>
        </draw:frame>
        <draw:connector draw:style-name="gr18" draw:text-style-name="P9" draw:layer="layout" svg:x1="13.554cm" svg:y1="23.502cm" svg:x2="15.804cm" svg:y2="24.102cm" draw:start-shape="id71" draw:start-glue-point="0" draw:end-shape="id65" draw:end-glue-point="3" svg:d="M13554 23502v600h2250" svg:viewBox="0 0 2251 601">
          <text:p/>
        </draw:connector>
        <draw:frame draw:style-name="gr13" draw:text-style-name="P1" draw:layer="layout" svg:width="2.28cm" svg:height="0.759cm" svg:x="13.399cm" svg:y="22.26cm">
          <draw:text-box>
            <text:p><text:span text:style-name="T1">Properly sanitized</text:span><text:span text:style-name="T1"><text:line-break/></text:span><text:span text:style-name="T1">with empty sections</text:span></text:p>
          </draw:text-box>
        </draw:frame>
        <draw:custom-shape draw:style-name="gr7" draw:text-style-name="P6" xml:id="id72" draw:id="id72" draw:layer="layout" svg:width="0.5cm" svg:height="0.5cm" svg:x="18.15cm" svg:y="22.65cm">
          <text:p text:style-name="P2"><text:span text:style-name="T1">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9" draw:layer="layout" draw:type="line" svg:x1="17.804cm" svg:y1="22.902cm" svg:x2="18.15cm" svg:y2="22.9cm" draw:start-shape="id69" draw:start-glue-point="1" draw:end-shape="id72" draw:end-glue-point="6" svg:d="M17804 22902l346-2" svg:viewBox="0 0 347 3">
          <text:p/>
        </draw:connector>
        <draw:custom-shape draw:style-name="gr7" draw:text-style-name="P10" xml:id="id73" draw:id="id73" draw:layer="layout" svg:width="1.5cm" svg:height="0.6cm" svg:x="9.35cm" svg:y="25.3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aper</text:span><text:span text:style-name="T5"><text:line-break/></text:span><text:span text:style-name="T4">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10.1cm" svg:y1="24.8cm" svg:x2="10.1cm" svg:y2="25.3cm" draw:start-shape="id62" draw:start-glue-point="8" draw:end-shape="id73" draw:end-glue-point="0" svg:d="M10100 24800v500" svg:viewBox="0 0 1 501">
          <text:p/>
        </draw:connector>
        <draw:custom-shape draw:style-name="gr7" draw:text-style-name="P10" xml:id="id74" draw:id="id74" draw:layer="layout" svg:width="1.5cm" svg:height="0.4cm" svg:x="7.5cm" svg:y="26.4cm">
          <draw:glue-point draw:id="4" svg:x="-5.05cm" svg:y="5cm"/>
          <draw:glue-point draw:id="5" svg:x="-5.05cm" svg:y="-5cm"/>
          <text:p text:style-name="P2"><text:span text:style-name="T1">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xml:id="id83" draw:id="id83" draw:layer="layout" svg:x1="9.35cm" svg:y1="25.6cm" svg:x2="8.25cm" svg:y2="26.4cm" draw:start-shape="id73" draw:start-glue-point="3" draw:end-shape="id74" draw:end-glue-point="0" svg:d="M9350 25600h-1100v800" svg:viewBox="0 0 1101 801">
          <text:p/>
        </draw:connector>
        <draw:custom-shape draw:style-name="gr8" draw:text-style-name="P2" xml:id="id75" draw:id="id75" draw:layer="layout" svg:width="2cm" svg:height="0.4cm" svg:x="7.25cm" svg:y="27.3cm">
          <text:p text:style-name="P2"><text:span text:style-name="T6">Appe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1" draw:text-style-name="P9" draw:layer="layout" draw:type="line" svg:x1="8.25cm" svg:y1="26.8cm" svg:x2="8.25cm" svg:y2="27.3cm" draw:start-shape="id74" draw:start-glue-point="2" draw:end-shape="id75" draw:end-glue-point="0" svg:d="M8250 26800v500" svg:viewBox="0 0 1 501">
          <text:p/>
        </draw:connector>
        <draw:custom-shape draw:style-name="gr7" draw:text-style-name="P10" xml:id="id76" draw:id="id76" draw:layer="layout" svg:width="1.5cm" svg:height="0.6cm" svg:x="5.35cm" svg:y="5.7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aper</text:span><text:span text:style-name="T5"><text:line-break/></text:span><text:span text:style-name="T4">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cm" svg:y1="5.2cm" svg:x2="6.1cm" svg:y2="5.7cm" draw:start-shape="id4" draw:start-glue-point="8" draw:end-shape="id76" draw:end-glue-point="0" svg:d="M6100 5200v500" svg:viewBox="0 0 1 501">
          <text:p/>
        </draw:connector>
        <draw:custom-shape draw:style-name="gr7" draw:text-style-name="P6" xml:id="id77" draw:id="id77" draw:layer="layout" svg:width="1.5cm" svg:height="0.4cm" svg:x="5.354cm" svg:y="8.6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cm" svg:y1="8.1cm" svg:x2="6.104cm" svg:y2="8.6cm" draw:start-shape="id6" draw:start-glue-point="8" draw:end-shape="id77" draw:end-glue-point="0" svg:d="M6100 8100l4 500" svg:viewBox="0 0 5 501">
          <text:p/>
        </draw:connector>
        <draw:custom-shape draw:style-name="gr7" draw:text-style-name="P10" xml:id="id78" draw:id="id78" draw:layer="layout" svg:width="1.5cm" svg:height="0.6cm" svg:x="5.354cm" svg:y="9.501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aper</text:span><text:span text:style-name="T5"><text:line-break/></text:span><text:span text:style-name="T4">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04cm" svg:y1="9cm" svg:x2="6.104cm" svg:y2="9.501cm" draw:start-shape="id77" draw:start-glue-point="2" draw:end-shape="id78" draw:end-glue-point="0" svg:d="M6104 9000v501" svg:viewBox="0 0 1 502">
          <text:p/>
        </draw:connector>
        <draw:custom-shape draw:style-name="gr7" draw:text-style-name="P6" xml:id="id79" draw:id="id79" draw:layer="layout" svg:width="1.5cm" svg:height="0.4cm" svg:x="5.354cm" svg:y="12.401cm">
          <draw:glue-point draw:id="4" svg:x="-5.05cm" svg:y="5cm"/>
          <draw:glue-point draw:id="5" svg:x="-5.05cm" svg:y="-5cm"/>
          <text:p text:style-name="P2"><text:span text:style-name="T4">Re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cm" svg:y1="11.9cm" svg:x2="6.104cm" svg:y2="12.401cm" draw:start-shape="id8" draw:start-glue-point="8" draw:end-shape="id79" draw:end-glue-point="0" svg:d="M6100 11900l4 501" svg:viewBox="0 0 5 502">
          <text:p/>
        </draw:connector>
        <draw:custom-shape draw:style-name="gr7" draw:text-style-name="P10" xml:id="id80" draw:id="id80" draw:layer="layout" svg:width="1.5cm" svg:height="0.6cm" svg:x="5.354cm" svg:y="13.302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aper</text:span><text:span text:style-name="T5"><text:line-break/></text:span><text:span text:style-name="T4">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04cm" svg:y1="12.801cm" svg:x2="6.104cm" svg:y2="13.302cm" draw:start-shape="id79" draw:start-glue-point="2" draw:end-shape="id80" draw:end-glue-point="0" svg:d="M6104 12801v501" svg:viewBox="0 0 1 502">
          <text:p/>
        </draw:connector>
        <draw:custom-shape draw:style-name="gr7" draw:text-style-name="P10" xml:id="id81" draw:id="id81" draw:layer="layout" svg:width="1.5cm" svg:height="0.6cm" svg:x="5.35cm" svg:y="16.2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aper</text:span><text:span text:style-name="T5"><text:line-break/></text:span><text:span text:style-name="T4">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cm" svg:y1="15.7cm" svg:x2="6.1cm" svg:y2="16.2cm" draw:start-shape="id10" draw:start-glue-point="8" draw:end-shape="id81" draw:end-glue-point="0" svg:d="M6100 15700v500" svg:viewBox="0 0 1 501">
          <text:p/>
        </draw:connector>
        <draw:custom-shape draw:style-name="gr7" draw:text-style-name="P10" xml:id="id82" draw:id="id82" draw:layer="layout" svg:width="2cm" svg:height="0.6cm" svg:x="5.1cm" svg:y="19.1cm">
          <draw:glue-point draw:id="4" svg:x="-5.05cm" svg:y="5cm"/>
          <draw:glue-point draw:id="5" svg:x="-5.05cm" svg:y="-5cm"/>
          <draw:glue-point draw:id="6" svg:x="5cm" svg:y="3.333cm"/>
          <draw:glue-point draw:id="7" svg:x="5cm" svg:y="-3.333cm"/>
          <text:p text:style-name="P2"><text:span text:style-name="T5">Paper</text:span><text:span text:style-name="T5"><text:line-break/></text:span><text:span text:style-name="T4">Reason, Legal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6.1cm" svg:y1="18.6cm" svg:x2="6.1cm" svg:y2="19.1cm" draw:start-shape="id12" draw:start-glue-point="8" draw:end-shape="id82" draw:end-glue-point="0" svg:d="M6100 18600v500" svg:viewBox="0 0 1 501">
          <text:p/>
        </draw:connector>
        <draw:connector draw:style-name="gr19" draw:text-style-name="P9" xml:id="id84" draw:id="id84" draw:layer="layout" svg:x1="7.1cm" svg:y1="19.4cm" svg:x2="8.25cm" svg:y2="25.6cm" draw:start-shape="id82" draw:start-glue-point="1" draw:end-shape="id83" draw:end-glue-point="0" svg:d="M7100 19400h1150v6200" svg:viewBox="0 0 1151 6201">
          <text:p/>
        </draw:connector>
        <draw:connector draw:style-name="gr19" draw:text-style-name="P9" xml:id="id85" draw:id="id85" draw:layer="layout" svg:x1="6.85cm" svg:y1="16.5cm" svg:x2="8.25cm" svg:y2="19.4cm" draw:start-shape="id81" draw:start-glue-point="1" draw:end-shape="id84" draw:end-glue-point="0" svg:d="M6850 16500h1400v2900" svg:viewBox="0 0 1401 2901">
          <text:p/>
        </draw:connector>
        <draw:connector draw:style-name="gr19" draw:text-style-name="P9" xml:id="id86" draw:id="id86" draw:layer="layout" svg:x1="6.854cm" svg:y1="13.602cm" svg:x2="8.25cm" svg:y2="16.5cm" draw:start-shape="id80" draw:start-glue-point="1" draw:end-shape="id85" draw:end-glue-point="0" svg:d="M6854 13602h1396v2898" svg:viewBox="0 0 1397 2899">
          <text:p/>
        </draw:connector>
        <draw:connector draw:style-name="gr19" draw:text-style-name="P9" xml:id="id87" draw:id="id87" draw:layer="layout" svg:x1="6.854cm" svg:y1="9.801cm" svg:x2="8.25cm" svg:y2="13.602cm" draw:start-shape="id78" draw:start-glue-point="1" draw:end-shape="id86" draw:end-glue-point="0" svg:d="M6854 9801h1396v3801" svg:viewBox="0 0 1397 3802">
          <text:p/>
        </draw:connector>
        <draw:connector draw:style-name="gr19" draw:text-style-name="P9" draw:layer="layout" svg:x1="6.85cm" svg:y1="6cm" svg:x2="8.25cm" svg:y2="9.801cm" draw:start-shape="id76" draw:start-glue-point="1" draw:end-shape="id87" draw:end-glue-point="0" svg:d="M6850 6000h1400v3801" svg:viewBox="0 0 1401 3802">
          <text:p/>
        </draw:connector>
        <draw:g>
          <draw:custom-shape draw:style-name="gr7" draw:text-style-name="P6" draw:layer="layout" svg:width="0.5cm" svg:height="0.5cm" svg:x="1.8cm" svg:y="27.738cm">
            <text:p text:style-name="P2"><text:span text:style-name="T1">⊥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2.9cm" svg:height="0.505cm" svg:x="0.6cm" svg:y="27.303cm">
            <draw:text-box>
              <text:p text:style-name="P2"><text:span text:style-name="T1">Deadend</text:span></text:p>
            </draw:text-box>
          </draw:frame>
        </draw:g>
        <draw:custom-shape draw:style-name="gr20" draw:text-style-name="P6" draw:layer="layout" svg:width="2.04cm" svg:height="0.66cm" svg:x="1.03cm" svg:y="25.695cm">
          <draw:glue-point draw:id="4" svg:x="-5.05cm" svg:y="5cm"/>
          <draw:glue-point draw:id="5" svg:x="-5.05cm" svg:y="-5cm"/>
          <text:p text:style-name="P6">Single step<text:line-break/>with logi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09-18T20:12:26.340792253</dc:date>
    <meta:editing-duration>PT7H48M56S</meta:editing-duration>
    <meta:editing-cycles>215</meta:editing-cycles>
    <meta:generator>LibreOffice/4.2.8.2$Linux_X86_64 LibreOffice_project/420m0$Build-2</meta:generator>
    <meta:document-statistic meta:object-count="214"/>
  </office:meta>
</office:document-meta>
</file>